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4"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5"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6"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18"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19"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2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2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2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2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3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4.609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2-title">
      <style:graphic-properties draw:auto-grow-height="true" fo:min-height="4.903cm"/>
      <style:paragraph-properties style:writing-mode="lr-tb"/>
    </style:style>
    <style:style style:name="pr13" style:family="presentation" style:parent-style-name="Topic_20_Title_20_2-title">
      <style:graphic-properties fo:min-height="2.976cm"/>
      <style:paragraph-properties style:writing-mode="lr-tb"/>
    </style:style>
    <style:style style:name="pr14" style:family="presentation" style:parent-style-name="Topic_20_Title_20_2-notes">
      <style:graphic-properties draw:fill-color="#ffffff" draw:auto-grow-height="true" fo:min-height="13.364cm"/>
      <style:paragraph-properties style:writing-mode="lr-tb"/>
    </style:style>
    <style:style style:name="pr15" style:family="presentation" style:parent-style-name="Sample_20_Article-title">
      <style:graphic-properties fo:min-height="4.137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title">
      <style:graphic-properties draw:auto-grow-height="true" fo:min-height="2.173cm"/>
      <style:paragraph-properties style:writing-mode="lr-tb"/>
    </style:style>
    <style:style style:name="pr18" style:family="presentation" style:parent-style-name="Sample_20_Article-title">
      <style:graphic-properties draw:auto-grow-height="true" fo:min-height="2.897cm"/>
      <style:paragraph-properties style:writing-mode="lr-tb"/>
    </style:style>
    <style:style style:name="pr19" style:family="presentation" style:parent-style-name="Sample_20_Article-notes">
      <style:graphic-properties draw:fill-color="#ffffff" draw:auto-grow-height="true" fo:min-height="13.364cm"/>
      <style:paragraph-properties style:writing-mode="lr-tb"/>
    </style:style>
    <style:style style:name="pr20" style:family="presentation" style:parent-style-name="Greetings-title">
      <style:graphic-properties draw:auto-grow-height="true" fo:min-height="3.861cm"/>
      <style:paragraph-properties style:writing-mode="lr-tb"/>
    </style:style>
    <style:style style:name="pr21" style:family="presentation" style:parent-style-name="Greetings-notes">
      <style:graphic-properties draw:fill-color="#ffffff" draw:auto-grow-height="true" fo:min-height="13.364cm"/>
      <style:paragraph-properties style:writing-mode="lr-tb"/>
    </style:style>
    <style:style style:name="P1" style:family="paragraph">
      <loext:graphic-properties draw:fill="none" draw:fill-color="#60c4e4"/>
      <style:paragraph-properties fo:text-align="center"/>
      <style:text-properties style:font-name="Noto Sans1" fo:language="zxx" fo:country="none"/>
    </style:style>
    <style:style style:name="P2" style:family="paragraph">
      <style:paragraph-properties fo:text-align="start"/>
    </style:style>
    <style:style style:name="P3" style:family="paragraph">
      <style:paragraph-properties fo:text-align="start" style:writing-mode="lr-tb"/>
      <style:text-properties style:font-name="Noto Sans1" fo:font-size="12pt" fo:language="zxx" fo:country="none" style:font-size-asian="12pt" style:font-size-complex="12pt"/>
    </style:style>
    <style:style style:name="P4" style:family="paragraph">
      <style:paragraph-properties fo:text-align="start" style:writing-mode="lr-tb"/>
      <style:text-properties fo:color="#ffffff" loext:opacity="100%" loext:color-lum-mod="100%" loext:color-lum-off="0%" style:font-name="Noto Sans1" fo:font-size="30pt" fo:language="zxx" fo:country="none" fo:font-weight="bold" style:font-size-asian="30pt" style:font-weight-asian="bold" style:font-size-complex="30pt" style:font-weight-complex="bold"/>
    </style:style>
    <style:style style:name="P5" style:family="paragraph">
      <style:paragraph-properties fo:text-align="start" style:writing-mode="lr-tb"/>
      <style:text-properties fo:color="#fe7130" loext:opacity="100%" loext:color-lum-mod="100%" loext:color-lum-off="0%" style:font-name="Noto Sans1" fo:font-size="20pt" fo:language="zxx" fo:country="none" fo:font-weight="bold" style:font-size-asian="20pt" style:font-weight-asian="bold" style:font-size-complex="20pt" style:font-weight-complex="bold"/>
    </style:style>
    <style:style style:name="P6" style:family="paragraph">
      <loext:graphic-properties draw:fill-color="#ffffff"/>
      <style:paragraph-properties style:writing-mode="lr-tb"/>
    </style:style>
    <style:style style:name="P7" style:family="paragraph">
      <style:paragraph-properties fo:text-align="center" style:writing-mode="lr-tb"/>
    </style:style>
    <style:style style:name="P8" style:family="paragraph">
      <loext:graphic-properties draw:fill="solid" draw:fill-color="#60c4e4"/>
      <style:paragraph-properties fo:text-align="center" style:writing-mode="lr-tb"/>
      <style:text-properties fo:color="#ffffff" loext:opacity="100%" loext:color-lum-mod="100%" loext:color-lum-off="0%" style:font-name="Noto Sans1" fo:font-size="12pt" fo:font-weight="bold" style:font-size-asian="12pt" style:font-weight-asian="bold" style:font-size-complex="12pt" style:font-weight-complex="bold"/>
    </style:style>
    <style:style style:name="P9" style:family="paragraph">
      <style:paragraph-properties fo:text-align="center"/>
      <style:text-properties style:font-name="Noto Sans1"/>
    </style:style>
    <style:style style:name="P10" style:family="paragraph">
      <loext:graphic-properties draw:fill="solid" draw:fill-color="#60c4e4"/>
      <style:paragraph-properties fo:text-align="center" style:writing-mode="lr-tb"/>
      <style:text-properties style:font-name="Noto Sans1"/>
    </style:style>
    <style:style style:name="P11" style:family="paragraph">
      <style:paragraph-properties fo:text-align="start" style:writing-mode="lr-tb"/>
      <style:text-properties fo:color="#7f59ae" loext:opacity="100%" loext:color-lum-mod="100%" loext:color-lum-off="0%" style:font-name="Noto Sans1" fo:font-size="15pt" fo:font-weight="bold" style:font-size-asian="15pt" style:font-weight-asian="bold" style:font-size-complex="15pt" style:font-weight-complex="bold"/>
    </style:style>
    <style:style style:name="P12" style:family="paragraph">
      <style:paragraph-properties fo:text-align="center"/>
    </style:style>
    <style:style style:name="P13" style:family="paragraph">
      <loext:graphic-properties draw:fill="solid" draw:fill-color="#e54b89"/>
      <style:paragraph-properties fo:text-align="center" style:writing-mode="lr-tb"/>
      <style:text-properties fo:color="#ffffff" loext:opacity="100%" loext:color-lum-mod="100%" loext:color-lum-off="0%" style:font-name="Noto Sans1" fo:font-weight="bold" style:font-weight-asian="bold" style:font-weight-complex="bold"/>
    </style:style>
    <style:style style:name="P14" style:family="paragraph">
      <loext:graphic-properties draw:fill="solid" draw:fill-color="#e54b87"/>
      <style:paragraph-properties fo:text-align="center"/>
      <style:text-properties style:font-name="Noto Sans1"/>
    </style:style>
    <style:style style:name="P15"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6" style:family="paragraph">
      <loext:graphic-properties draw:fill="solid" draw:fill-color="#f8b621"/>
      <style:paragraph-properties fo:text-align="center"/>
      <style:text-properties style:font-name="Noto Sans1"/>
    </style:style>
    <style:style style:name="P17" style:family="paragraph">
      <style:paragraph-properties fo:text-align="center"/>
      <style:text-properties fo:color="#7f59ae" loext:opacity="100%" loext:color-lum-mod="100%" loext:color-lum-off="0%" style:font-name="Noto Sans1"/>
    </style:style>
    <style:style style:name="P18" style:family="paragraph">
      <loext:graphic-properties draw:fill="solid" draw:fill-color="#7f59ae"/>
      <style:paragraph-properties fo:text-align="center"/>
      <style:text-properties fo:color="#7f59ae" loext:opacity="100%" loext:color-lum-mod="100%" loext:color-lum-off="0%" style:font-name="Noto Sans1"/>
    </style:style>
    <style:style style:name="P19" style:family="paragraph">
      <loext:graphic-properties draw:fill="solid" draw:fill-color="#7f59ae"/>
      <style:paragraph-properties fo:text-align="center" style:writing-mode="lr-tb"/>
      <style:text-properties fo:color="#ffffff" loext:opacity="100%" loext:color-lum-mod="100%" loext:color-lum-off="0%" style:font-name="Noto Sans1" fo:font-weight="bold" style:font-weight-asian="bold" style:font-weight-complex="bold"/>
    </style:style>
    <style:style style:name="P20" style:family="paragraph">
      <loext:graphic-properties draw:fill="solid" draw:fill-color="#7f59ae"/>
      <style:paragraph-properties fo:text-align="center"/>
      <style:text-properties style:font-name="Noto Sans1"/>
    </style:style>
    <style:style style:name="P21" style:family="paragraph">
      <style:paragraph-properties fo:text-align="end"/>
    </style:style>
    <style:style style:name="P22" style:family="paragraph">
      <style:paragraph-properties fo:text-align="end" style:writing-mode="lr-tb"/>
      <style:text-properties fo:color="#60c4e4" loext:opacity="100%" loext:color-lum-mod="100%" loext:color-lum-off="0%" style:font-name="Noto Sans1" fo:font-size="15pt" fo:font-weight="bold" style:font-size-asian="15pt" style:font-size-complex="15pt"/>
    </style:style>
    <style:style style:name="P23" style:family="paragraph">
      <style:paragraph-properties fo:text-align="start" style:writing-mode="lr-tb"/>
      <style:text-properties fo:color="#e54b89" loext:opacity="100%" loext:color-lum-mod="100%" loext:color-lum-off="0%" style:font-name="Noto Sans1" fo:font-size="15pt" fo:font-weight="bold" style:font-size-asian="15pt" style:font-weight-asian="bold" style:font-size-complex="15pt" style:font-weight-complex="bold"/>
    </style:style>
    <style:style style:name="P24" style:family="paragraph">
      <style:paragraph-properties fo:text-align="end" style:writing-mode="lr-tb"/>
      <style:text-properties fo:color="#f8b622" loext:opacity="100%" loext:color-lum-mod="100%" loext:color-lum-off="0%" style:font-name="Noto Sans1" fo:font-size="15pt" fo:font-weight="bold" style:font-size-asian="15pt" style:font-weight-asian="bold" style:font-size-complex="15pt" style:font-weight-complex="bold"/>
    </style:style>
    <style:style style:name="P25" style:family="paragraph">
      <style:paragraph-properties fo:text-align="start" style:writing-mode="lr-tb"/>
      <style:text-properties fo:color="#7f59ae" loext:opacity="100%" loext:color-lum-mod="100%" loext:color-lum-off="0%" style:font-name="Noto Sans1" fo:font-size="22pt" fo:font-weight="bold" style:font-size-asian="22pt" style:font-size-complex="22pt"/>
    </style:style>
    <style:style style:name="P26" style:family="paragraph">
      <loext:graphic-properties draw:fill="solid" draw:fill-color="#7f59ae"/>
      <style:paragraph-properties fo:text-align="center" style:writing-mode="lr-tb"/>
      <style:text-properties fo:color="#ffff6d" loext:opacity="100%" loext:color-lum-mod="100%" loext:color-lum-off="0%" style:font-name="Noto Sans1" fo:font-weight="bold" style:font-weight-asian="bold" style:font-weight-complex="bold"/>
    </style:style>
    <style:style style:name="P27" style:family="paragraph">
      <style:paragraph-properties fo:text-align="start" style:writing-mode="page"/>
    </style:style>
    <style:style style:name="P28" style:family="paragraph">
      <style:paragraph-properties fo:text-align="end" style:writing-mode="lr-tb"/>
      <style:text-properties fo:color="#fe7130" loext:opacity="100%" loext:color-lum-mod="100%" loext:color-lum-off="0%" style:font-name="Noto Sans1" fo:font-size="60pt" fo:font-weight="bold" style:font-size-asian="60pt" style:font-weight-asian="bold" style:font-size-complex="60pt" style:font-weight-complex="bold"/>
    </style:style>
    <style:style style:name="P29" style:family="paragraph">
      <style:paragraph-properties fo:text-align="end" style:writing-mode="lr-tb"/>
      <style:text-properties fo:color="#fe7130" loext:opacity="100%" loext:color-lum-mod="100%" loext:color-lum-off="0%" style:font-name="Noto Sans1" fo:font-size="15pt" fo:font-weight="bold" style:font-size-asian="15pt" style:font-weight-asian="bold" style:font-size-complex="15pt" style:font-weight-complex="bold"/>
    </style:style>
    <style:style style:name="P30" style:family="paragraph">
      <style:paragraph-properties fo:text-align="end" style:writing-mode="lr-tb"/>
      <style:text-properties style:font-name="Noto Sans1" fo:font-size="12pt" style:font-size-asian="12pt" style:font-size-complex="12pt"/>
    </style:style>
    <style:style style:name="P31" style:family="paragraph">
      <style:paragraph-properties fo:text-align="end" style:writing-mode="page"/>
    </style:style>
    <style:style style:name="P32" style:family="paragraph">
      <style:paragraph-properties fo:text-align="start" style:writing-mode="lr-tb"/>
      <style:text-properties fo:color="#000000" loext:opacity="100%" loext:color-lum-mod="100%" loext:color-lum-off="0%" style:font-name="Noto Sans1"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writing-mode="lr-tb"/>
      <style:text-properties fo:color="#7f59ae" loext:opacity="100%" loext:color-lum-mod="100%" loext:color-lum-off="0%" style:font-name="Noto Sans1" fo:font-weight="bold" style:font-weight-asian="bold" style:font-weight-complex="bold"/>
    </style:style>
    <style:style style:name="P34" style:family="paragraph">
      <style:paragraph-properties fo:text-align="start" style:writing-mode="lr-tb"/>
      <style:text-properties style:font-name="Noto Sans1" fo:font-size="12pt" style:font-size-asian="12pt" style:font-size-complex="12pt"/>
    </style:style>
    <style:style style:name="P35" style:family="paragraph">
      <loext:graphic-properties draw:fill-color="#ffffff"/>
      <style:paragraph-properties style:writing-mode="lr-tb"/>
      <style:text-properties fo:font-size="20pt"/>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writing-mode="lr-tb"/>
      <style:text-properties fo:color="#000000" loext:opacity="100%" loext:color-lum-mod="100%" loext:color-lum-off="0%" style:font-name="Noto Sans1" fo:font-size="12pt" fo:font-weight="bold" style:font-size-asian="12pt" style:font-weight-asian="bold" style:font-size-complex="12pt" style:font-weight-complex="bold"/>
    </style:style>
    <style:style style:name="P39" style:family="paragraph">
      <style:paragraph-properties fo:text-align="center" style:writing-mode="lr-tb"/>
      <style:text-properties fo:color="#000000" loext:opacity="100%" loext:color-lum-mod="100%" loext:color-lum-off="0%" style:font-name="Noto Sans1" fo:font-size="12pt" style:font-size-asian="12pt" style:font-size-complex="12pt"/>
    </style:style>
    <style:style style:name="P40" style:family="paragraph">
      <style:paragraph-properties fo:line-height="100%" fo:text-align="center" style:writing-mode="lr-tb"/>
      <style:text-properties fo:color="#000000" loext:opacity="100%" loext:color-lum-mod="100%" loext:color-lum-off="0%" style:font-name="Noto Sans1" fo:font-size="15pt" fo:font-weight="bold" style:font-size-asian="15pt" style:font-weight-asian="bold" style:font-size-complex="15pt" style:font-weight-complex="bold"/>
    </style:style>
    <style:style style:name="P41" style:family="paragraph">
      <style:paragraph-properties style:writing-mode="lr-tb"/>
      <style:text-properties fo:color="#ffffff" loext:opacity="100%" loext:color-lum-mod="100%" loext:color-lum-off="0%" style:font-name="Noto Sans1" fo:font-size="20pt" fo:font-weight="bold" style:font-size-asian="20pt" style:font-weight-asian="bold" style:font-size-complex="20pt" style:font-weight-complex="bold"/>
    </style:style>
    <style:style style:name="P42" style:family="paragraph">
      <style:paragraph-properties style:writing-mode="lr-tb"/>
      <style:text-properties style:font-name="Noto Sans1" fo:font-size="20pt" style:font-size-asian="20pt" style:font-size-complex="20pt"/>
    </style:style>
    <style:style style:name="P43" style:family="paragraph">
      <loext:graphic-properties draw:fill="solid" draw:fill-color="#e54b87"/>
      <style:paragraph-properties fo:text-align="center"/>
    </style:style>
    <style:style style:name="P44" style:family="paragraph">
      <loext:graphic-properties draw:fill="solid" draw:fill-color="#f8b621"/>
      <style:paragraph-properties fo:text-align="center"/>
    </style:style>
    <style:style style:name="P45" style:family="paragraph">
      <loext:graphic-properties draw:fill="solid" draw:fill-color="#7f59ae"/>
      <style:paragraph-properties fo:text-align="center"/>
    </style:style>
    <style:style style:name="P46" style:family="paragraph">
      <loext:graphic-properties draw:fill="solid" draw:fill-color="#60c4e4"/>
      <style:paragraph-properties fo:text-align="center"/>
    </style:style>
    <style:style style:name="P47" style:family="paragraph">
      <loext:graphic-properties draw:fill="solid" draw:fill-color="#e54b89"/>
      <style:paragraph-properties fo:text-align="center"/>
    </style:style>
    <style:style style:name="P48" style:family="paragraph">
      <loext:graphic-properties draw:fill="none"/>
      <style:paragraph-properties fo:text-align="center"/>
    </style:style>
    <style:style style:name="T1" style:family="text">
      <style:text-properties style:font-name="Noto Sans1" fo:font-size="12pt" fo:language="zxx" fo:country="none" style:font-size-asian="12pt" style:font-size-complex="12pt"/>
    </style:style>
    <style:style style:name="T2" style:family="text">
      <style:text-properties fo:color="#ffffff" loext:opacity="100%" style:font-name="Noto Sans1" fo:font-size="30pt" fo:language="zxx" fo:country="none" fo:font-weight="bold" style:font-size-asian="30pt" style:font-weight-asian="bold" style:font-size-complex="30pt" style:font-weight-complex="bold"/>
    </style:style>
    <style:style style:name="T3" style:family="text">
      <style:text-properties fo:color="#fe7130" loext:opacity="100%" style:font-name="Noto Sans1" fo:font-size="20pt" fo:language="zxx" fo:country="none" fo:font-weight="bold" style:font-size-asian="20pt" style:font-weight-asian="bold" style:font-size-complex="20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15pt" fo:font-weight="bold" style:font-size-asian="15pt" style:font-weight-asian="bold" style:font-size-complex="15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15pt" fo:font-weight="bold" style:font-size-asian="15pt" style:font-size-complex="15pt"/>
    </style:style>
    <style:style style:name="T9" style:family="text">
      <style:text-properties fo:color="#e54b89" loext:opacity="100%" style:font-name="Noto Sans1" fo:font-size="15pt" fo:font-weight="bold" style:font-size-asian="15pt" style:font-weight-asian="bold" style:font-size-complex="15pt" style:font-weight-complex="bold"/>
    </style:style>
    <style:style style:name="T10" style:family="text">
      <style:text-properties fo:color="#f8b622" loext:opacity="100%" style:font-name="Noto Sans1" fo:font-size="15pt" fo:font-weight="bold" style:font-size-asian="15pt" style:font-weight-asian="bold" style:font-size-complex="15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font-size="15pt" style:font-size-asian="15pt" style:font-size-complex="15pt"/>
    </style:style>
    <style:style style:name="T14" style:family="text">
      <style:text-properties style:font-name="Noto Sans1" fo:font-size="12pt" style:font-size-asian="12pt" style:font-size-complex="12pt"/>
    </style:style>
    <style:style style:name="T15" style:family="text">
      <style:text-properties fo:color="#000000" loext:opacity="100%" style:font-name="Noto Sans1" fo:font-size="15pt" fo:font-weight="bold" style:font-size-asian="15pt" style:font-size-complex="15pt"/>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000000" loext:opacity="100%" style:font-name="Noto Sans1" fo:font-size="12pt" fo:font-weight="bold" style:font-size-asian="12pt" style:font-weight-asian="bold" style:font-size-complex="12pt" style:font-weight-complex="bold"/>
    </style:style>
    <style:style style:name="T18" style:family="text">
      <style:text-properties fo:color="#000000" loext:opacity="100%" fo:font-size="15pt" fo:font-weight="bold" style:font-size-asian="15pt" style:font-weight-asian="bold" style:font-size-complex="15pt" style:font-weight-complex="bold"/>
    </style:style>
    <style:style style:name="T19" style:family="text">
      <style:text-properties fo:color="#ffffff" loext:opacity="100%" style:font-name="Noto Sans1" fo:font-size="15pt" fo:font-weight="bold" style:font-size-asian="15pt" style:font-weight-asian="bold" style:font-size-complex="15pt" style:font-weight-complex="bold"/>
    </style:style>
    <style:style style:name="T20"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1" style:family="text">
      <style:text-properties style:font-name="Noto Sans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1"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frame presentation:style-name="pr1" draw:text-style-name="P3" draw:layer="layout" svg:width="8.228cm" svg:height="4.609cm" svg:x="2.6cm" svg:y="6.825cm" presentation:class="title" presentation:user-transformed="true">
          <draw:text-box>
            <text:p text:style-name="P2"><text:span text:style-name="T1">We Masscollabs Services are leading to Software, Hardware and Science for the Internet Cyberspace with our own consciousness. We have our own roadmap and which is why we say we are a Free Software project. This is an open way to software and open infrastructures ...</text:span></text:p>
          </draw:text-box>
        </draw:frame>
        <draw:frame presentation:style-name="pr2" draw:text-style-name="P4" draw:layer="layout" svg:width="9.4cm" svg:height="3.218cm" svg:x="2.2cm" svg:y="3.173cm" presentation:class="title" presentation:user-transformed="true">
          <draw:text-box>
            <text:p text:style-name="P2"><text:span text:style-name="T2">QB Networks</text:span></text:p>
          </draw:text-box>
        </draw:frame>
        <draw:frame presentation:style-name="pr3" draw:text-style-name="P5" draw:layer="layout" svg:width="10.2cm" svg:height="2.118cm" svg:x="2.3cm" svg:y="5.503cm" presentation:class="title" presentation:user-transformed="true">
          <draw:text-box>
            <text:p text:style-name="P2"><text:span text:style-name="T3">Masscollabs Services</text:span></text:p>
          </draw:text-box>
        </draw:frame>
        <presentation:notes draw:style-name="dp2">
          <draw:page-thumbnail draw:style-name="gr2"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3" draw:text-style-name="P8"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4">2</text:span></text:p>
          </draw:polygon>
          <draw:line draw:style-name="gr4" draw:text-style-name="P9" draw:layer="layout" svg:x1="10.144cm" svg:y1="5.916cm" svg:x2="18.536cm" svg:y2="5.916cm">
            <text:p/>
          </draw:line>
          <draw:polygon draw:style-name="gr5" draw:text-style-name="P10"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1" draw:layer="layout" svg:width="6.669cm" svg:height="1.813cm" svg:x="14.032cm" svg:y="1.437cm" presentation:class="title" presentation:user-transformed="true">
          <draw:text-box>
            <text:p text:style-name="P2"><text:span text:style-name="T5">22 December 2017</text:span></text:p>
          </draw:text-box>
        </draw:frame>
        <draw:g>
          <draw:polygon draw:style-name="gr6" draw:text-style-name="P13"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6">3</text:span></text:p>
          </draw:polygon>
          <draw:line draw:style-name="gr7" draw:text-style-name="P9" draw:layer="layout" svg:x1="21.383cm" svg:y1="8.66cm" svg:x2="12.992cm" svg:y2="8.66cm">
            <text:p/>
          </draw:line>
          <draw:polygon draw:style-name="gr8" draw:text-style-name="P14"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9" draw:text-style-name="P15"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7">4</text:span></text:p>
          </draw:polygon>
          <draw:line draw:style-name="gr10" draw:text-style-name="P9" draw:layer="layout" svg:x1="9.973cm" svg:y1="11.39cm" svg:x2="18.365cm" svg:y2="11.39cm">
            <text:p/>
          </draw:line>
          <draw:polygon draw:style-name="gr11" draw:text-style-name="P16"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2" draw:text-style-name="P17" draw:layer="layout" svg:x1="21.386cm" svg:y1="3.036cm" svg:x2="12.995cm" svg:y2="3.036cm">
            <text:p/>
          </draw:line>
          <draw:polygon draw:style-name="gr13" draw:text-style-name="P18"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19"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6">1</text:span></text:p>
          </draw:polygon>
        </draw:g>
        <draw:g>
          <draw:polygon draw:style-name="gr14" draw:text-style-name="P19"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6">5</text:span></text:p>
          </draw:polygon>
          <draw:line draw:style-name="gr12" draw:text-style-name="P9" draw:layer="layout" svg:x1="21.383cm" svg:y1="14.003cm" svg:x2="12.992cm" svg:y2="14.003cm">
            <text:p/>
          </draw:line>
          <draw:polygon draw:style-name="gr13" draw:text-style-name="P20"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2" draw:layer="layout" svg:width="7.756cm" svg:height="1.813cm" svg:x="9.962cm" svg:y="4.248cm" presentation:class="title" presentation:user-transformed="true">
          <draw:text-box>
            <text:p text:style-name="P21"><text:span text:style-name="T8">The early community stage</text:span></text:p>
          </draw:text-box>
        </draw:frame>
        <draw:frame presentation:style-name="pr5" draw:text-style-name="P23" draw:layer="layout" svg:width="7.757cm" svg:height="1.813cm" svg:x="14.032cm" svg:y="7.106cm" presentation:class="title" presentation:user-transformed="true">
          <draw:text-box>
            <text:p text:style-name="P2"><text:span text:style-name="T9">Trying to find services and software projects</text:span></text:p>
          </draw:text-box>
        </draw:frame>
        <draw:frame presentation:style-name="pr5" draw:text-style-name="P24" draw:layer="layout" svg:width="7.756cm" svg:height="1.813cm" svg:x="9.962cm" svg:y="9.703cm" presentation:class="title" presentation:user-transformed="true">
          <draw:text-box>
            <text:p text:style-name="P21"><text:span text:style-name="T10">Contribution to FSF and FreeSoftware</text:span></text:p>
          </draw:text-box>
        </draw:frame>
        <draw:frame presentation:style-name="pr6" draw:text-style-name="P25" draw:layer="layout" svg:width="9.469cm" svg:height="1.889cm" svg:x="14.032cm" svg:y="12.265cm" presentation:class="title" presentation:user-transformed="true">
          <draw:text-box>
            <text:p text:style-name="P2"><text:span text:style-name="T11">We are 100 people !</text:span></text:p>
          </draw:text-box>
        </draw:frame>
        <presentation:notes draw:style-name="dp2">
          <draw:page-thumbnail draw:style-name="gr2" draw:layer="layout" svg:width="0.001cm" svg:height="0.001cm" svg:x="0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5" draw:text-style-name="P26"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2"><text:span text:style-name="T12">1</text:span></text:p>
        </draw:polygon>
        <draw:frame presentation:style-name="pr8" draw:text-style-name="P28" draw:layer="layout" svg:width="10.8cm" svg:height="2.888cm" svg:x="14.235cm" svg:y="4.742cm" presentation:class="title" presentation:user-transformed="true">
          <draw:text-box>
            <text:p text:style-name="P27"><text:span text:style-name="T5">22 December 2017</text:span></text:p>
          </draw:text-box>
        </draw:frame>
        <draw:frame presentation:style-name="pr9" draw:text-style-name="P29" draw:layer="layout" svg:width="7.4cm" svg:height="2.217cm" svg:x="17.635cm" svg:y="7.077cm" presentation:class="title" presentation:user-transformed="true">
          <draw:text-box>
            <text:p><text:span text:style-name="T13">The date we founded</text:span></text:p>
          </draw:text-box>
        </draw:frame>
        <draw:frame presentation:style-name="pr10" draw:text-style-name="P30" draw:layer="layout" svg:width="8.228cm" svg:height="2.976cm" svg:x="16.635cm" svg:y="8.799cm" presentation:class="title" presentation:user-transformed="true">
          <draw:text-box>
            <text:p text:style-name="P21"><text:span text:style-name="T14">We started a Free Software business not only ourselves but everyone</text:span></text:p>
          </draw:text-box>
        </draw:frame>
        <presentation:notes draw:style-name="dp2">
          <draw:page-thumbnail draw:style-name="gr2" draw:layer="layout" svg:width="19.798cm" svg:height="11.136cm" svg:x="0.6cm" svg:y="2.257cm" draw:page-number="3" presentation:class="page"/>
          <draw:frame presentation:style-name="pr11" draw:text-style-name="P6"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2" draw:text-style-name="P32" draw:layer="layout" svg:width="10.8cm" svg:height="4.903cm" svg:x="7cm" svg:y="4.301cm" presentation:class="title" presentation:user-transformed="true">
          <draw:text-box>
            <text:p text:style-name="P31"><text:span text:style-name="T15">The early community stage</text:span></text:p>
          </draw:text-box>
        </draw:frame>
        <draw:polygon draw:style-name="gr16"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2"><text:span text:style-name="T16">2</text:span></text:p>
        </draw:polygon>
        <draw:frame presentation:style-name="pr13" draw:text-style-name="P34" draw:layer="layout" svg:width="8.228cm" svg:height="2.976cm" svg:x="7.172cm" svg:y="8.92cm" presentation:class="title" presentation:user-transformed="true">
          <draw:text-box>
            <text:p text:style-name="P2"><text:span text:style-name="T14">We were organized in Telegram groups. But now we are everwhere !</text:span></text:p>
          </draw:text-box>
        </draw:frame>
        <presentation:notes draw:style-name="dp2">
          <draw:page-thumbnail draw:style-name="gr2" draw:layer="layout" svg:width="0.001cm" svg:height="0.001cm" svg:x="0cm" svg:y="2.257cm" draw:page-number="4" presentation:class="page"/>
          <draw:frame presentation:style-name="pr14" draw:text-style-name="P35"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7"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8"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19"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0"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19"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8"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19" draw:text-style-name="P36" draw:layer="layout" svg:width="1.671cm" svg:height="1.103cm" svg:x="23.664cm" svg:y="4.737cm" svg:viewBox="0 0 1672 1104" svg:d="M690 258c59-366 743-349 683 89 692 186 12 979-345 531-411 433-868 178-1010-215-102-281 233-734 672-405z">
            <text:p/>
          </draw:path>
          <draw:path draw:style-name="gr18" draw:text-style-name="P37" draw:layer="layout" svg:width="1.671cm" svg:height="1.103cm" svg:x="23.664cm" svg:y="4.737cm" svg:viewBox="0 0 1672 1104" svg:d="M18 663c-102-281 233-734 672-405 59-366 743-349 683 89 692 186 12 979-345 531-411 433-868 178-1010-215z">
            <text:p/>
          </draw:path>
        </draw:g>
        <draw:frame presentation:style-name="pr15" draw:text-style-name="P38" draw:layer="layout" svg:width="5.428cm" svg:height="4.137cm" svg:x="0.787cm" svg:y="8.342cm" presentation:class="title" presentation:user-transformed="true">
          <draw:text-box>
            <text:p text:style-name="P12"><text:span text:style-name="T17">Our core development started this day</text:span></text:p>
          </draw:text-box>
        </draw:frame>
        <draw:frame presentation:style-name="pr15" draw:text-style-name="P39" draw:layer="layout" svg:width="5.428cm" svg:height="4.137cm" svg:x="7.788cm" svg:y="8.342cm" presentation:class="title" presentation:user-transformed="true">
          <draw:text-box>
            <text:p text:style-name="P31"><text:span text:style-name="T15">The early community stage</text:span></text:p>
          </draw:text-box>
        </draw:frame>
        <draw:frame presentation:style-name="pr15" draw:text-style-name="P40" draw:layer="layout" svg:width="5.428cm" svg:height="4.137cm" svg:x="14.787cm" svg:y="8.342cm" presentation:class="title" presentation:user-transformed="true">
          <draw:text-box>
            <text:p><text:span text:style-name="T18">Analyzing the other projects</text:span></text:p>
          </draw:text-box>
        </draw:frame>
        <draw:frame presentation:style-name="pr15" draw:text-style-name="P38" draw:layer="layout" svg:width="5.428cm" svg:height="4.137cm" svg:x="21.786cm" svg:y="8.342cm" presentation:class="title" presentation:user-transformed="true">
          <draw:text-box>
            <text:p text:style-name="P12"><text:span text:style-name="T17">Free Software Directory, GNU and FSF translations</text:span></text:p>
          </draw:text-box>
        </draw:frame>
        <draw:frame presentation:style-name="pr16" draw:text-style-name="P41" draw:layer="layout" svg:width="4.399cm" svg:height="1.8cm" svg:x="1.302cm" svg:y="6.801cm" presentation:class="title" presentation:user-transformed="true">
          <draw:text-box>
            <text:p text:style-name="P27"><text:span text:style-name="T19">22 December 2017</text:span></text:p>
          </draw:text-box>
        </draw:frame>
        <draw:frame presentation:style-name="pr17" draw:text-style-name="P41" draw:layer="layout" svg:width="4.399cm" svg:height="2.173cm" svg:x="8.303cm" svg:y="6.615cm" presentation:class="title" presentation:user-transformed="true">
          <draw:text-box>
            <text:p text:style-name="P31"><text:span text:style-name="T19">The early community stage</text:span></text:p>
          </draw:text-box>
        </draw:frame>
        <draw:frame presentation:style-name="pr18" draw:text-style-name="P41" draw:layer="layout" svg:width="4.399cm" svg:height="2.897cm" svg:x="15.302cm" svg:y="6.253cm" presentation:class="title" presentation:user-transformed="true">
          <draw:text-box>
            <text:p text:style-name="P27"><text:span text:style-name="T19">Trying to find services and software projects</text:span></text:p>
          </draw:text-box>
        </draw:frame>
        <draw:frame presentation:style-name="pr17" draw:text-style-name="P41" draw:layer="layout" svg:width="4.399cm" svg:height="2.173cm" svg:x="22.301cm" svg:y="6.615cm" presentation:class="title" presentation:user-transformed="true">
          <draw:text-box>
            <text:p text:style-name="P31"><text:span text:style-name="T19">Contribution to FSF and Free Software</text:span></text:p>
          </draw:text-box>
        </draw:frame>
        <presentation:notes draw:style-name="dp2">
          <draw:page-thumbnail draw:style-name="gr2" draw:layer="layout" svg:width="19.798cm" svg:height="11.136cm" svg:x="0.6cm" svg:y="2.257cm" draw:page-number="5" presentation:class="page"/>
          <draw:frame presentation:style-name="pr19" draw:text-style-name="P6" draw:layer="layout" svg:width="16.799cm" svg:height="13.364cm" svg:x="2.1cm" svg:y="14.107cm" presentation:class="notes" presentation:placeholder="true">
            <draw:text-box/>
          </draw:frame>
        </presentation:notes>
      </draw:page>
      <draw:page draw:name="page6" draw:style-name="dp1" draw:master-page-name="Greetings">
        <draw:frame presentation:style-name="pr20" draw:text-style-name="P42" draw:layer="layout" svg:width="25.199cm" svg:height="3.861cm" svg:x="1.602cm" svg:y="5.755cm" presentation:class="title" presentation:user-transformed="true">
          <draw:text-box>
            <text:p><text:span text:style-name="T20">THANK YOU</text:span><text:span text:style-name="T20"><text:line-break/></text:span><text:span text:style-name="T20">by </text:span><text:span text:style-name="T21">Mert Gör licensed under the terms of CC BY-SA 4.0 or later​</text:span><text:span text:style-name="T21"><text:line-break/></text:span><text:span text:style-name="T21"> </text:span><text:span text:style-name="T21"><text:a xlink:href="mailto:mertgor@qbnetworks.xyz" xlink:type="simple">mertgor@qbnetworks.xyz</text:a></text:span><text:span text:style-name="T21"><text:line-break/></text:span><text:span text:style-name="T21">GPG Key ID : 0xD200B456637BC4F3</text:span></text:p>
          </draw:text-box>
        </draw:frame>
        <draw:g>
          <draw:path draw:style-name="gr21" draw:text-style-name="P4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2" draw:text-style-name="P4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3" draw:text-style-name="P4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4" draw:text-style-name="P4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25" draw:text-style-name="P47" draw:layer="layout" svg:width="0.163cm" svg:height="0.231cm" svg:x="13.139cm" svg:y="4.975cm" svg:viewBox="0 0 164 232" svg:d="M115 0c0 47 0 95 0 142 0 23-17 41-40 41-25 0-50 0-75 0 0 16 0 33 0 49 25 0 50 0 75 0 49 0 89-41 89-90 0-47 0-95 0-142-16 0-33 0-49 0z">
            <text:p/>
          </draw:path>
          <draw:path draw:style-name="gr25" draw:text-style-name="P47" draw:layer="layout" svg:width="0.115cm" svg:height="0.264cm" svg:x="13.453cm" svg:y="4.843cm" svg:viewBox="0 0 116 265" svg:d="M49 265c0-58 0-117 0-175 0-23 18-41 41-41 9 0 17 0 26 0 0-16 0-33 0-49-9 0-17 0-26 0-49 0-90 40-90 90 0 58 0 117 0 175 16 0 33 0 49 0z">
            <text:p/>
          </draw:path>
          <draw:path draw:style-name="gr25" draw:text-style-name="P47" draw:layer="layout" svg:width="0.115cm" svg:height="0.231cm" svg:x="13.543cm" svg:y="4.843cm" svg:viewBox="0 0 116 232" svg:d="M67 232c0-47 0-95 0-142 0-23-17-41-41-41-9 0-17 0-26 0 0-16 0-33 0-49 9 0 17 0 26 0 50 0 90 40 90 90 0 47 0 95 0 142-16 0-33 0-49 0z">
            <text:p/>
          </draw:path>
          <draw:path draw:style-name="gr25" draw:text-style-name="P47" draw:layer="layout" svg:width="0.116cm" svg:height="0.264cm" svg:x="13.61cm" svg:y="4.843cm" svg:viewBox="0 0 117 265" svg:d="M49 265c0-58 0-117 0-175 0-23 18-41 41-41 9 0 18 0 27 0 0-16 0-33 0-49-9 0-18 0-27 0-49 0-90 40-90 90 0 58 0 117 0 175 16 0 33 0 49 0z">
            <text:p/>
          </draw:path>
          <draw:path draw:style-name="gr25" draw:text-style-name="P47" draw:layer="layout" svg:width="0.116cm" svg:height="0.264cm" svg:x="13.7cm" svg:y="4.843cm" svg:viewBox="0 0 117 265" svg:d="M68 265c0-58 0-117 0-175 0-23-18-41-41-41-9 0-18 0-27 0 0-16 0-33 0-49 9 0 18 0 27 0 49 0 90 40 90 90 0 58 0 117 0 175-16 0-33 0-49 0z">
            <text:p/>
          </draw:path>
          <draw:path draw:style-name="gr25" draw:text-style-name="P4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47" draw:layer="layout" svg:width="0.048cm" svg:height="0.264cm" svg:x="13.857cm" svg:y="4.942cm" svg:viewBox="0 0 49 265" svg:d="M0 0c16 0 33 0 49 0 0 88 0 177 0 265-16 0-33 0-49 0 0-88 0-177 0-265z">
            <text:p/>
          </draw:path>
          <draw:path draw:style-name="gr25" draw:text-style-name="P47" draw:layer="layout" svg:width="0.048cm" svg:height="0.187cm" svg:x="13.361cm" svg:y="4.92cm" svg:viewBox="0 0 49 188" svg:d="M0 0c16 0 33 0 49 0 0 63 0 125 0 188-16 0-33 0-49 0 0-63 0-125 0-188z">
            <text:p/>
          </draw:path>
          <draw:path draw:style-name="gr25" draw:text-style-name="P47" draw:layer="layout" svg:width="0.048cm" svg:height="0.048cm" svg:x="13.361cm" svg:y="4.843cm" svg:viewBox="0 0 49 49" svg:d="M0 0c16 0 33 0 49 0 0 16 0 33 0 49-16 0-33 0-49 0 0-16 0-33 0-49z">
            <text:p/>
          </draw:path>
          <draw:path draw:style-name="gr25" draw:text-style-name="P4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5" draw:text-style-name="P47" draw:layer="layout" svg:width="0.064cm" svg:height="0.227cm" svg:x="13.254cm" svg:y="4.847cm" svg:viewBox="0 0 65 228" svg:d="M65 0c-37 11-65 45-65 86 0 47 0 95 0 142 16 0 33 0 49 0 0-47 0-95 0-142 0-14 6-25 16-33 0-18 0-35 0-53z">
            <text:p/>
          </draw:path>
          <draw:path draw:style-name="gr25" draw:text-style-name="P47" draw:layer="layout" svg:width="0.227cm" svg:height="0.125cm" svg:x="14.122cm" svg:y="4.982cm" svg:viewBox="0 0 228 126" svg:d="M179 0c0 12 0 24 0 36 0 23-18 41-41 41-46 0-92 0-138 0 0 16 0 33 0 49 46 0 92 0 138 0 49 0 90-41 90-90 0-12 0-24 0-36-16 0-33 0-49 0z">
            <text:p/>
          </draw:path>
          <draw:path draw:style-name="gr25" draw:text-style-name="P47" draw:layer="layout" svg:width="0.117cm" svg:height="0.048cm" svg:x="14.121cm" svg:y="4.951cm" svg:viewBox="0 0 118 49" svg:d="M118 49c-30 0-61 0-91 0-12 0-27-10-27-27 0-7 0-15 0-22 39 0 79 0 118 0 0 16 0 33 0 49z">
            <text:p/>
          </draw:path>
          <draw:path draw:style-name="gr25" draw:text-style-name="P47" draw:layer="layout" svg:width="0.139cm" svg:height="0.048cm" svg:x="14.21cm" svg:y="4.951cm" svg:viewBox="0 0 140 49" svg:d="M0 0c37 0 75 0 112 0 12 0 28 9 28 27 0 7 0 15 0 22-47 0-93 0-140 0 0-16 0-33 0-49z">
            <text:p/>
          </draw:path>
          <draw:path draw:style-name="gr25" draw:text-style-name="P47" draw:layer="layout" svg:width="0.13cm" svg:height="0.125cm" svg:x="14.121cm" svg:y="4.843cm" svg:viewBox="0 0 131 126" svg:d="M49 126c0-12 0-24 0-36 0-23 17-41 41-41 14 0 27 0 41 0 0-16 0-33 0-49-14 0-27 0-41 0-50 0-90 40-90 90 0 12 0 24 0 36 16 0 33 0 49 0z">
            <text:p/>
          </draw:path>
          <draw:path draw:style-name="gr25" draw:text-style-name="P47" draw:layer="layout" svg:width="0.118cm" svg:height="0.048cm" svg:x="14.231cm" svg:y="4.951cm" svg:viewBox="0 0 119 49" svg:d="M0 0c30 0 61 0 91 0 12 0 28 9 28 27 0 7 0 15 0 22-40 0-79 0-119 0 0-16 0-33 0-49z">
            <text:p/>
          </draw:path>
          <draw:path draw:style-name="gr25" draw:text-style-name="P4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5" draw:text-style-name="P47" draw:layer="layout" svg:width="0.214cm" svg:height="0.174cm" svg:x="14.718cm" svg:y="4.843cm" svg:viewBox="0 0 215 175" svg:d="M167 175c0-28 0-57 0-85 0-23-18-41-41-41-42 0-84 0-126 0 0-16 0-33 0-49 42 0 84 0 126 0 49 0 89 40 89 90 0 28 0 57 0 85-16 0-32 0-48 0z">
            <text:p/>
          </draw:path>
          <draw:path draw:style-name="gr25" draw:text-style-name="P4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5" draw:text-style-name="P47" draw:layer="layout" svg:width="0.214cm" svg:height="0.174cm" svg:x="15.247cm" svg:y="4.933cm" svg:viewBox="0 0 215 175" svg:d="M49 0c0 28 0 57 0 85 0 23 18 41 41 41 42 0 83 0 125 0 0 16 0 33 0 49-42 0-83 0-125 0-49 0-90-41-90-90 0-28 0-57 0-85 16 0 33 0 49 0z">
            <text:p/>
          </draw:path>
          <draw:path draw:style-name="gr25" draw:text-style-name="P4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5" draw:text-style-name="P4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47" draw:layer="layout" svg:width="0.048cm" svg:height="0.264cm" svg:x="14.973cm" svg:y="4.942cm" svg:viewBox="0 0 49 265" svg:d="M0 0c16 0 33 0 49 0 0 88 0 177 0 265-16 0-33 0-49 0 0-88 0-177 0-265z">
            <text:p/>
          </draw:path>
          <draw:path draw:style-name="gr25" draw:text-style-name="P47" draw:layer="layout" svg:width="0.122cm" svg:height="0.076cm" svg:x="14.227cm" svg:y="4.843cm" svg:viewBox="0 0 123 77" svg:d="M73 77c-6-17-21-28-39-28-11 0-23 0-34 0 0-2 0-3 0-5 0-11 0-22 0-33 0-4 0-7 1-11 11 0 22 0 33 0 45 0 83 34 89 77-17 0-33 0-50 0z">
            <text:p/>
          </draw:path>
          <draw:path draw:style-name="gr25" draw:text-style-name="P47" draw:layer="layout" svg:width="0.048cm" svg:height="0.066cm" svg:x="14.121cm" svg:y="5.041cm" svg:viewBox="0 0 49 67" svg:d="M0 0c16 0 33 0 49 0 0 22 0 45 0 67-16 0-33 0-49 0 0-22 0-45 0-67z">
            <text:p/>
          </draw:path>
          <draw:path draw:style-name="gr25" draw:text-style-name="P47" draw:layer="layout" svg:width="0.048cm" svg:height="0.24cm" svg:x="15.612cm" svg:y="4.867cm" svg:viewBox="0 0 49 241" svg:d="M0 0c16 0 33 0 49 0 0 80 0 161 0 241-16 0-33 0-49 0 0-80 0-161 0-241z">
            <text:p/>
          </draw:path>
          <draw:path draw:style-name="gr25" draw:text-style-name="P47" draw:layer="layout" svg:width="0.048cm" svg:height="0.048cm" svg:x="15.612cm" svg:y="4.843cm" svg:viewBox="0 0 49 49" svg:d="M0 0c16 0 33 0 49 0 0 16 0 33 0 49-16 0-33 0-49 0 0-16 0-33 0-49z">
            <text:p/>
          </draw:path>
          <draw:path draw:style-name="gr25" draw:text-style-name="P4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5" draw:text-style-name="P47" draw:layer="layout" svg:width="0.048cm" svg:height="0.24cm" svg:x="15.725cm" svg:y="4.867cm" svg:viewBox="0 0 49 241" svg:d="M0 0c16 0 33 0 49 0 0 80 0 161 0 241-16 0-33 0-49 0 0-80 0-161 0-241z">
            <text:p/>
          </draw:path>
          <draw:path draw:style-name="gr25" draw:text-style-name="P47" draw:layer="layout" svg:width="0.048cm" svg:height="0.048cm" svg:x="15.725cm" svg:y="4.843cm" svg:viewBox="0 0 49 49" svg:d="M0 0c16 0 33 0 49 0 0 16 0 33 0 49-16 0-33 0-49 0 0-16 0-33 0-49z">
            <text:p/>
          </draw:path>
          <draw:path draw:style-name="gr25" draw:text-style-name="P4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5" draw:text-style-name="P4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5" draw:text-style-name="P4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5" draw:text-style-name="P47" draw:layer="layout" svg:width="0.061cm" svg:height="0.061cm" svg:x="12.75cm" svg:y="5.22cm" svg:viewBox="0 0 62 62" svg:d="M0 0c21 0 41 0 62 0 0 21 0 41 0 62-21 0-41 0-62 0 0-21 0-41 0-62z">
            <text:p/>
          </draw:path>
          <draw:path draw:style-name="gr25" draw:text-style-name="P47" draw:layer="layout" svg:width="0.061cm" svg:height="0.062cm" svg:x="12.357cm" svg:y="4.785cm" svg:viewBox="0 0 62 63" svg:d="M0 0c21 0 41 0 62 0 0 21 0 42 0 63-21 0-41 0-62 0 0-21 0-42 0-63z">
            <text:p/>
          </draw:path>
          <draw:path draw:style-name="gr25" draw:text-style-name="P47" draw:layer="layout" svg:width="0.251cm" svg:height="0.252cm" svg:x="12.78cm" svg:y="5.245cm" svg:viewBox="0 0 252 253" svg:d="M252 102c-33 17-66 34-99 51-17 33-34 67-51 100-34-84-68-169-102-253 84 34 168 68 252 102z">
            <text:p/>
          </draw:path>
        </draw:g>
        <draw:g>
          <draw:path draw:style-name="gr26" draw:text-style-name="P4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7" draw:text-style-name="P4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4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8" draw:text-style-name="P4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9" draw:text-style-name="P12" draw:layer="layout" svg:width="6.485cm" svg:height="0cm" svg:x="16.463cm" svg:y="9.478cm" svg:viewBox="0 0 6486 0" svg:d="M0 0c2162 0 4324 0 6486 0">
            <text:p/>
          </draw:path>
          <draw:path draw:style-name="gr30" draw:text-style-name="P12" draw:layer="layout" svg:width="6.485cm" svg:height="0cm" svg:x="5.247cm" svg:y="9.478cm" svg:viewBox="0 0 6486 0" svg:d="M0 0c2162 0 4324 0 6486 0">
            <text:p/>
          </draw:path>
        </draw:g>
        <draw:frame draw:style-name="gr31" draw:text-style-name="P48"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2" draw:layer="layout" svg:width="0.001cm" svg:height="0.001cm" svg:x="0cm" svg:y="2.257cm" draw:page-number="6" presentation:class="page"/>
          <draw:frame presentation:style-name="pr2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4.7.2$Linux_X86_64 LibreOffice_project/40$Build-2</meta:generator>
    <meta:creation-date>2024-09-12T13:57:54.915940933</meta:creation-date>
    <meta:editing-duration>PT16M22S</meta:editing-duration>
    <meta:editing-cycles>22</meta:editing-cycles>
    <dc:date>2024-10-21T18:34:23.111400489</dc:date>
    <meta:document-statistic meta:object-count="350"/>
  </office:meta>
</office:document-meta>
</file>